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Preformatted_20_Text">
      <style:paragraph-properties fo:margin-left="2.501cm" fo:margin-right="0cm" fo:text-indent="0cm" style:auto-text-indent="false"/>
    </style:style>
    <style:style style:name="P2" style:family="paragraph" style:parent-style-name="Preformatted_20_Text">
      <style:paragraph-properties fo:margin-left="2.501cm" fo:margin-right="0cm" fo:text-indent="0cm" style:auto-text-indent="false"/>
      <style:text-properties officeooo:rsid="001c3509" officeooo:paragraph-rsid="001c3509" fo:background-color="#fff200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fo:background-color="transparent"/>
    </style:style>
    <style:style style:name="P4" style:family="paragraph" style:parent-style-name="Preformatted_20_Text">
      <style:paragraph-properties fo:margin-left="2.501cm" fo:margin-right="0cm" fo:margin-top="0cm" fo:margin-bottom="0.499cm" loext:contextual-spacing="false" fo:text-indent="0cm" style:auto-text-indent="false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1c3509" officeooo:paragraph-rsid="001c3509" fo:background-color="transparen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65300"/>
    </style:style>
    <style:style style:name="P8" style:family="paragraph" style:parent-style-name="Standard" style:list-style-name="L1">
      <style:text-properties officeooo:paragraph-rsid="0018c1ea"/>
    </style:style>
    <style:style style:name="P9" style:family="paragraph" style:parent-style-name="Standard" style:list-style-name="L1">
      <style:text-properties fo:background-color="#fff9a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text-properties officeooo:rsid="001c3509" officeooo:paragraph-rsid="001c3509" fo:background-color="#fff200"/>
    </style:style>
    <style:style style:name="P12" style:family="paragraph" style:parent-style-name="Standard" style:list-style-name="L1">
      <style:text-properties officeooo:rsid="001c3509" officeooo:paragraph-rsid="001c3509"/>
    </style:style>
    <style:style style:name="P13" style:family="paragraph" style:parent-style-name="Standard" style:list-style-name="L1">
      <style:text-properties officeooo:rsid="0018c1ea" officeooo:paragraph-rsid="0018c1ea"/>
    </style:style>
    <style:style style:name="P14" style:family="paragraph" style:parent-style-name="Standard" style:list-style-name="L3">
      <style:text-properties officeooo:rsid="0018c1ea" officeooo:paragraph-rsid="0018c1ea"/>
    </style:style>
    <style:style style:name="P15" style:family="paragraph" style:parent-style-name="Standard" style:list-style-name="L1">
      <style:paragraph-properties fo:margin-left="-1.251cm" fo:margin-right="0cm" fo:text-indent="0cm" style:auto-text-indent="false"/>
    </style:style>
    <style:style style:name="P16" style:family="paragraph" style:parent-style-name="Standard" style:list-style-name="L3">
      <style:paragraph-properties fo:margin-left="2.501cm" fo:margin-right="0cm" fo:text-indent="-0.635cm" style:auto-text-indent="false"/>
      <style:text-properties officeooo:rsid="0018c1ea" officeooo:paragraph-rsid="0018c1ea"/>
    </style:style>
    <style:style style:name="P17" style:family="paragraph" style:parent-style-name="Standard" style:list-style-name="L3">
      <style:paragraph-properties fo:margin-left="1.251cm" fo:margin-right="0cm" fo:text-indent="-0.635cm" style:auto-text-indent="false"/>
      <style:text-properties officeooo:rsid="0018c1ea" officeooo:paragraph-rsid="0018c1ea"/>
    </style:style>
    <style:style style:name="P18" style:family="paragraph" style:parent-style-name="Standard" style:list-style-name="L3">
      <style:paragraph-properties fo:margin-left="2.501cm" fo:margin-right="0cm" fo:text-indent="0cm" style:auto-text-indent="false"/>
      <style:text-properties officeooo:rsid="0018c1ea" officeooo:paragraph-rsid="0018c1ea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30d7" style:font-style-asian="italic" style:font-style-complex="italic"/>
    </style:style>
    <style:style style:name="T3" style:family="text">
      <style:text-properties officeooo:rsid="0015021d"/>
    </style:style>
    <style:style style:name="T4" style:family="text">
      <style:text-properties officeooo:rsid="001530d7"/>
    </style:style>
    <style:style style:name="T5" style:family="text">
      <style:text-properties officeooo:rsid="001758d7"/>
    </style:style>
    <style:style style:name="T6" style:family="text">
      <style:text-properties officeooo:rsid="0018c1ea"/>
    </style:style>
    <style:style style:name="T7" style:family="text">
      <style:text-properties officeooo:rsid="001ab585"/>
    </style:style>
    <style:style style:name="T8" style:family="text">
      <style:text-properties officeooo:rsid="001c923b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f9ae" loext:char-shading-value="0"/>
    </style:style>
    <style:style style:name="T11" style:family="text">
      <style:text-properties officeooo:rsid="001d9697" fo:background-color="#fff9ae" loext:char-shading-value="0"/>
    </style:style>
    <style:style style:name="T12" style:family="text">
      <style:text-properties officeooo:rsid="001f7aba" fo:background-color="#fff9ae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LISTES </text:p>
      <text:p text:style-name="Standard"/>
      <text:list xml:id="list3390170731" text:style-name="L1">
        <text:list-header>
          <text:p text:style-name="P6"/>
        </text:list-header>
        <text:list-item>
          <text:p text:style-name="P9">Fes un programa que mostri el màxim dels nombres entrats com a argument.</text:p>
          <text:p text:style-name="P9">Quines funcions et semblen necessàries?</text:p>
          <text:p text:style-name="P6"/>
        </text:list-item>
        <text:list-item>
          <text:p text:style-name="P6">Escriu un programa en el que <text:span text:style-name="T5">donades</text:span> dues llistes <text:span text:style-name="T5">(definides internament en el programa)</text:span> de paraules (cada llista sense repeticions) i que a continuació escrigui les següents llistes (en les que no hi ha d'haver repeticions)</text:p>
        </text:list-item>
      </text:list>
      <text:list xml:id="list3308222667" text:style-name="L2">
        <text:list-item>
          <text:p text:style-name="P20">Llista de paraules que apareixen tant en la primera llista com en la segona <text:s/>(intersecció)</text:p>
        </text:list-item>
        <text:list-item>
          <text:p text:style-name="P20">Llista de paraules que apareixen en la primera llista, però no en la segona (diferència)</text:p>
        </text:list-item>
        <text:list-item>
          <text:p text:style-name="P20">Llista de paraules que apareixen en la segona llista, però <text:span text:style-name="T3">n</text:span>o en la primera </text:p>
        </text:list-item>
        <text:list-item>
          <text:p text:style-name="P19">Llista de paraules que apareixen en alguna de las dues llistes (unió)</text:p>
        </text:list-item>
      </text:list>
      <text:p text:style-name="Standard"/>
      <text:list xml:id="list180249127242577" text:continue-list="list3390170731" text:style-name="L1">
        <text:list-item>
          <text:p text:style-name="P10">Fes un programa que et demani un nombre <text:span text:style-name="T5">enter positiu </text:span>i a continuació faci una llista amb tots els divisors del nombre (inclosos el 1 i ell mateix)</text:p>
          <text:p text:style-name="P10"/>
        </text:list-item>
        <text:list-item>
          <text:p text:style-name="P6">Fes un programa que et demani un nombre i escrigui la llista de tots els divisors primers fins a ell.</text:p>
          <text:p text:style-name="P6"/>
        </text:list-item>
        <text:list-item>
          <text:p text:style-name="P6">Dissenya un programa que construeixi una llista dels n primers nombres primers.</text:p>
          <text:p text:style-name="P6"/>
        </text:list-item>
        <text:list-item>
          <text:p text:style-name="P6">Fes un programa que calculi els terns Pitagòrics primitius menors que 100.</text:p>
          <text:p text:style-name="P6"/>
        </text:list-item>
        <text:list-item>
          <text:p text:style-name="P6">Fes un programa que rebi per stdin un text i mostri un histograma de freqüències de longituds de les paraules.</text:p>
          <text:p text:style-name="P6"/>
        </text:list-item>
        <text:list-item>
          <text:p text:style-name="P11"><text:span text:style-name="T10">Fes un programa que rebi un text (redireccionant un fitxer) i que faci un histograma de les freqüències de les vocals. </text:span><text:span text:style-name="T11">Per accedir al stdin (i recollir la redirecció), es fa amb </text:span><text:a xlink:type="simple" xlink:href="https://docs.python.org/3.5/library/fileinput.html#fileinput.input" text:style-name="Internet_20_link" text:visited-style-name="Visited_20_Internet_20_Link"><text:span text:style-name="Source_20_Text"><text:span text:style-name="T11">fileinput.input()</text:span></text:span></text:a><text:span text:style-name="T11"> (recull 1 línia; fent-ho amb el for, el programa anirà executant el bucle fins que es trobi el final de fitxer (</text:span><text:span text:style-name="Source_20_Text"><text:span text:style-name="T11">EOF</text:span></text:span><text:span text:style-name="T11">); </text:span><text:span text:style-name="T12">si hi ha paràmetres, anirà a buscar-los com a arxius</text:span><text:span text:style-name="T11">)</text:span><text:line-break/></text:p>
        </text:list-item>
      </text:list>
      <text:p text:style-name="P2"><text:span text:style-name="Source_20_Text"><text:span text:style-name="T9">import fileinput</text:span></text:span></text:p>
      <text:p text:style-name="P3"/>
      <text:p text:style-name="P1"><text:span text:style-name="Source_20_Text"><text:span text:style-name="T9">for line in fileinput.input():</text:span></text:span></text:p>
      <text:p text:style-name="P4"><text:span text:style-name="Source_20_Text"><text:span text:style-name="T9"><text:s text:c="4"/>pass</text:span></text:span></text:p>
      <text:p text:style-name="P5"/>
      <text:list xml:id="list180249950405743" text:continue-numbering="true" text:style-name="L1">
        <text:list-header>
          <text:p text:style-name="P12"/>
        </text:list-header>
        <text:list-item>
          <text:p text:style-name="P12">Fes un programa que compti les repeticions d’unes paraules concretes en un text.</text:p>
          <text:p text:style-name="P12"/>
        </text:list-item>
        <text:list-item>
          <text:p text:style-name="P12">Fes un programa que faci un histograma de les repeticions de totes les paraules d’un text <text:span text:style-name="T8">que es passa per stdin.</text:span></text:p>
        </text:list-item>
      </text:list>
      <text:p text:style-name="Standard"/>
      <text:p text:style-name="Standard"/>
      <text:list xml:id="list180249489280777" text:continue-numbering="true" text:style-name="L1">
        <text:list-header>
          <text:p text:style-name="P15">ORDENACIÓ</text:p>
        </text:list-header>
        <text:list-item>
          <text:p text:style-name="P6">Escriu un programa que ordeni una llista de tres nombres. Escriu-ne un altre que n'ordeni quatre.</text:p>
          <text:p text:style-name="P6"/>
        </text:list-item>
        <text:list-item>
          <text:p text:style-name="P6">Crea una funció que ordeni una llista utilitzant l'algorisme de la bombolla.</text:p>
          <text:p text:style-name="P6">utilitza-la per ordenar les llistes següents: [4, -5, 0, 9, 3, 4] i ['Maria', 'Mario', 'Pau, 'pere']</text:p>
          <text:p text:style-name="P6"/>
        </text:list-item>
        <text:list-item>
          <text:p text:style-name="P6">Dissenya una funció que donada una llista ordenada i un element, el situï en la posició que li toca. <text:span text:style-name="T6">(algorisme d'inserció).</text:span></text:p>
          <text:p text:style-name="P6"/>
        </text:list-item>
        <text:list-item>
          <text:p text:style-name="P6">Dissenya una funció que es digui <text:span text:style-name="T2">cerca</text:span><text:span text:style-name="T1">_sequencial</text:span>. Aquesta funció, donada una llista <text:span text:style-name="T6">(no cal que estigui ordenada)</text:span> i un element, ens ha d'indicar si aquest element pertany o no a la <text:soft-page-break/>llista, i en cas afirmatiu dir en quina posició està. Com podem indicar que l'element no pertany a la llista?</text:p>
          <text:p text:style-name="P6"/>
        </text:list-item>
        <text:list-item>
          <text:p text:style-name="P13">Fes una funció que es digui cerca_sequencial_ordenada. Aquesta funció, donada una llista ORDENADA i un element, ens ha d'indicar si aquest element pertany o no a la llista, i en cas afirmatiu dir en quina posició està. Quina és la diferència respecte a la funció anterior?</text:p>
          <text:p text:style-name="P6"/>
        </text:list-item>
        <text:list-item>
          <text:p text:style-name="P7"><text:s/>Crea una funció que es digui <text:span text:style-name="T2">cerca</text:span><text:span text:style-name="T1"> _binària</text:span>. Documenta't sobre què ha de fer aquesta funció i entén l'algorisme. Et sembla més eficient aquesta o la de la <text:span text:style-name="T4">cerca</text:span> seqüencial?</text:p>
          <text:p text:style-name="P6"/>
        </text:list-item>
        <text:list-item>
          <text:p text:style-name="P8"><text:s/>Fes <text:span text:style-name="T7">alguns</text:span> program<text:span text:style-name="T7">es</text:span> que ordeni<text:span text:style-name="T7">n</text:span> algunes llistes amb el mètode sort del sistema. <text:span text:style-name="T6">Sort és un mètode de llistes, utilitza l'intèrpret interactiu per veure el seu docstring. (fer l’examen de l’any 2019)</text:span></text:p>
        </text:list-item>
      </text:list>
      <text:list xml:id="list3774795936" text:style-name="L3">
        <text:list-item>
          <text:p text:style-name="P14">Ordena llistes de nombres i de dates amb el mètode sort. </text:p>
        </text:list-item>
        <text:list-item>
          <text:p text:style-name="P14">Fes una llista de llistes de noms i cognoms i ordena-la per cognoms.</text:p>
          <text:p text:style-name="P16">[[maria, pi], [carles, romaní], [josep maria, ribalta], [ramon, gonzález]]</text:p>
        </text:list-item>
        <text:list-item>
          <text:p text:style-name="P17">Ordena per edats les persones del següent fitxer. Fixa't que hi ha cognoms que s'han introduït en majúscules i altres no, vull que l'ordre no sigui case-sensitive.</text:p>
          <text:list>
            <text:list-header>
              <text:p text:style-name="P18">maria Pi 89: carles romaní 5:josep_maria Ribalta 34: ramon gonzález 23</text:p>
            </text:list-header>
          </text:list>
        </text:list-item>
      </text:list>
      <text:list xml:id="list180250089227714" text:continue-list="list180249489280777" text:style-name="L1">
        <text:list-header>
          <text:p text:style-name="P6"/>
          <text:p text:style-name="P6"/>
          <text:p text:style-name="P15">EXERCICIS DE SEGUIMENTS </text:p>
        </text:list-header>
        <text:list-item>
          <text:p text:style-name="P6">Fes el seguiment: </text:p>
          <text:p text:style-name="P6">lista=['Dicen','que'] </text:p>
          <text:p text:style-name="P6">numeros=[1,5] </text:p>
          <text:p text:style-name="P6">for x in lista: </text:p>
          <text:p text:style-name="P6"><text:tab/>for y in numeros: </text:p>
          <text:p text:style-name="P6"><text:tab/><text:tab/>print x,y </text:p>
          <text:p text:style-name="P6"/>
        </text:list-item>
        <text:list-item>
          <text:p text:style-name="P6">Fes el seguiment: </text:p>
          <text:p text:style-name="P6"/>
          <text:p text:style-name="P6">lista=['Dicen','que','esto','es','facil'] </text:p>
          <text:p text:style-name="P6">numeros=range(0,1) </text:p>
          <text:p text:style-name="P6">for x in lista: </text:p>
          <text:p text:style-name="P6"><text:tab/>for y in numeros: </text:p>
          <text:p text:style-name="P6"><text:tab/><text:tab/>print x </text:p>
          <text:p text:style-name="P6"/>
        </text:list-item>
        <text:list-item>
          <text:p text:style-name="P6">Fes el seguiment: </text:p>
          <text:p text:style-name="P6"/>
          <text:p text:style-name="P6">lista=['Dicen','que','esto'] </text:p>
          <text:p text:style-name="P6">numeros=range(0,len(lista)) </text:p>
          <text:p text:style-name="P6">for y in numeros: </text:p>
          <text:p text:style-name="P6"><text:tab/>print y, lista[y] </text:p>
          <text:p text:style-name="P6"><text:tab/>for z in numeros: </text:p>
          <text:p text:style-name="P6"><text:tab/><text:tab/>print z, lista[z] </text:p>
          <text:p text:style-name="P6"/>
        </text:list-item>
        <text:list-item>
          <text:p text:style-name="P6">Fes el seguiment: </text:p>
          <text:p text:style-name="P6"/>
          <text:p text:style-name="P6">nums=[2.1, 3.5, 7.2, 2.1, 88.5] </text:p>
          <text:p text:style-name="P6">cont= 0 </text:p>
          <text:p text:style-name="P6">while cont &lt; len(nums): </text:p>
          <text:p text:style-name="P6"><text:tab/>for x in nums: </text:p>
          <text:p text:style-name="P6"><text:tab/><text:tab/>print cont, x </text:p>
          <text:p text:style-name="P6"><text:tab/>cont=cont+1 </text:p>
          <text:p text:style-name="P6"/>
        </text:list-item>
        <text:list-item>
          <text:p text:style-name="P6">Fes el seguiment: </text:p>
          <text:p text:style-name="P6"/>
          <text:p text:style-name="P6">l=['aa','bb','cc'] </text:p>
          <text:p text:style-name="P6">s=range(0,2) </text:p>
          <text:p text:style-name="P6">m=[2.1,3.2,4.5] </text:p>
          <text:p text:style-name="P6"><text:soft-page-break/>for el in s: </text:p>
          <text:p text:style-name="P6"><text:tab/>cont= 0</text:p>
          <text:p text:style-name="P6"><text:tab/>while cont &lt; 3: </text:p>
          <text:p text:style-name="P6"><text:tab/><text:tab/>print m[cont] </text:p>
          <text:p text:style-name="P6"><text:tab/><text:tab/>for x in m: </text:p>
          <text:p text:style-name="P6"><text:tab/><text:tab/><text:tab/>print x, l[cont], el </text:p>
          <text:p text:style-name="P6"><text:tab/><text:tab/>cont=cont+1 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Verdana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Verdana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style:font-pitch="variable" fo:font-size="14pt" style:font-name-asian="Verdana1" style:font-family-asian="Verdan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meta:creation-date>2008-01-07T11:57:27</meta:creation-date>
    <dc:date>2020-03-17T19:30:08.077635191</dc:date>
    <meta:editing-cycles>52</meta:editing-cycles>
    <meta:editing-duration>PT6H4M47S</meta:editing-duration>
    <meta:document-statistic meta:table-count="0" meta:image-count="0" meta:object-count="0" meta:page-count="3" meta:paragraph-count="71" meta:word-count="738" meta:character-count="4331" meta:non-whitespace-character-count="3622"/>
    <meta:user-defined meta:name="Info 1"/>
    <meta:user-defined meta:name="Info 2"/>
    <meta:user-defined meta:name="Info 3"/>
    <meta:user-defined meta:name="Info 4"/>
  </office:meta>
</office:document-meta>
</file>